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serif" fo:font-size="15pt" style:font-size-asian="15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family="paragraph">
      <style:text-properties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T10" style:parent-style-name="Policepardéfaut" style:family="text">
      <style:text-properties fo:font-size="13pt" style:font-size-asian="13pt" style:font-size-complex="13pt"/>
    </style:style>
    <style:style style:name="T11" style:parent-style-name="Policepardéfaut" style:family="text">
      <style:text-properties fo:font-size="13pt" style:font-size-asian="13pt" style:font-size-complex="13pt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Textbody" style:list-style-name="LFO1" style:family="paragraph">
      <style:paragraph-properties fo:margin-bottom="0in"/>
    </style:style>
    <style:style style:name="P23" style:parent-style-name="Textbody" style:list-style-name="LFO1" style:family="paragraph">
      <style:paragraph-properties fo:margin-bottom="0in"/>
    </style:style>
    <style:style style:name="P24" style:parent-style-name="Textbody" style:list-style-name="LFO1" style:family="paragraph">
      <style:paragraph-properties fo:margin-bottom="0in"/>
    </style:style>
    <style:style style:name="P25" style:parent-style-name="Textbody" style:list-style-name="LFO1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list-style-name="LFO1" style:family="paragraph">
      <style:paragraph-properties fo:margin-bottom="0in"/>
    </style:style>
    <style:style style:name="P28" style:parent-style-name="Textbody" style:list-style-name="LFO1" style:family="paragraph">
      <style:paragraph-properties fo:margin-bottom="0in"/>
    </style:style>
    <style:style style:name="P29" style:parent-style-name="Textbody" style:list-style-name="LFO1" style:family="paragraph">
      <style:paragraph-properties fo:margin-bottom="0in"/>
    </style:style>
    <style:style style:name="P30" style:parent-style-name="Textbody" style:list-style-name="LFO1" style:family="paragraph">
      <style:paragraph-properties fo:margin-bottom="0in"/>
    </style:style>
    <style:style style:name="P31" style:parent-style-name="Textbody" style:list-style-name="LFO1" style:family="paragraph"/>
    <style:style style:name="T32" style:parent-style-name="Policepardéfaut" style:family="text">
      <style:text-properties fo:language="en" fo:country="GB"/>
    </style:style>
    <style:style style:name="T33" style:parent-style-name="Policepardéfaut" style:family="text">
      <style:text-properties fo:font-weight="bold" style:font-weight-asian="bold" fo:color="#C20CB9" fo:language="en" fo:country="GB"/>
    </style:style>
    <style:style style:name="T34" style:parent-style-name="Policepardéfaut" style:family="text">
      <style:text-properties fo:language="en" fo:country="GB"/>
    </style:style>
    <style:style style:name="T35" style:parent-style-name="Policepardéfaut" style:family="text">
      <style:text-properties fo:font-weight="bold" style:font-weight-asian="bold" fo:color="#000000" fo:language="en" fo:country="GB"/>
    </style:style>
    <style:style style:name="T36" style:parent-style-name="Policepardéfaut" style:family="text">
      <style:text-properties fo:language="en" fo:country="GB"/>
    </style:style>
    <style:style style:name="T37" style:parent-style-name="Policepardéfaut" style:family="text">
      <style:text-properties fo:font-weight="bold" style:font-weight-asian="bold" fo:color="#000000" fo:language="en" fo:country="GB"/>
    </style:style>
    <style:style style:name="T38" style:parent-style-name="Policepardéfaut" style:family="text">
      <style:text-properties fo:language="en" fo:country="GB"/>
    </style:style>
    <style:style style:name="T39" style:parent-style-name="Policepardéfaut" style:family="text">
      <style:text-properties fo:color="#660033" fo:language="en" fo:country="GB"/>
    </style:style>
    <style:style style:name="T40" style:parent-style-name="Policepardéfaut" style:family="text">
      <style:text-properties fo:language="en" fo:country="GB"/>
    </style:style>
    <style:style style:name="T41" style:parent-style-name="Policepardéfaut" style:family="text">
      <style:text-properties fo:color="#FF0000" fo:language="en" fo:country="GB"/>
    </style:style>
    <style:style style:name="T42" style:parent-style-name="Policepardéfaut" style:family="text">
      <style:text-properties fo:language="en" fo:country="GB"/>
    </style:style>
    <style:style style:name="T43" style:parent-style-name="Policepardéfaut" style:family="text">
      <style:text-properties fo:color="#660033" fo:language="en" fo:country="GB"/>
    </style:style>
    <style:style style:name="T44" style:parent-style-name="Policepardéfaut" style:family="text">
      <style:text-properties fo:color="#660033" fo:language="en" fo:country="GB"/>
    </style:style>
    <style:style style:name="P45" style:parent-style-name="Standard" style:family="paragraph">
      <style:text-properties fo:language="en" fo:country="GB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style:font-name="Liberation Serif" fo:font-weight="bold" style:font-weight-asian="bold" fo:color="#C20CB9" fo:font-size="12pt" style:font-size-asian="12pt" style:font-size-complex="12pt" fo:language="en" fo:country="GB"/>
    </style:style>
    <style:style style:name="T48" style:parent-style-name="Policepardéfaut" style:family="text">
      <style:text-properties style:font-name="Liberation Serif" fo:font-weight="bold" style:font-weight-asian="bold" fo:color="#C20CB9" fo:font-size="12pt" style:font-size-asian="12pt" style:font-size-complex="12pt" fo:language="en" fo:country="GB"/>
    </style:style>
    <style:style style:name="T49" style:parent-style-name="Policepardéfaut" style:family="text">
      <style:text-properties style:font-name="Liberation Serif" fo:font-size="12pt" style:font-size-asian="12pt" style:font-size-complex="12pt" fo:language="en" fo:country="GB"/>
    </style:style>
    <style:style style:name="T50" style:parent-style-name="Policepardéfaut" style:family="text">
      <style:text-properties style:font-name="Liberation Serif" fo:font-weight="bold" style:font-weight-asian="bold" fo:color="#000000" fo:font-size="12pt" style:font-size-asian="12pt" style:font-size-complex="12pt" fo:language="en" fo:country="GB"/>
    </style:style>
    <style:style style:name="T51" style:parent-style-name="Policepardéfaut" style:family="text">
      <style:text-properties style:font-name="Liberation Serif" fo:font-size="12pt" style:font-size-asian="12pt" style:font-size-complex="12pt" fo:language="en" fo:country="GB"/>
    </style:style>
    <style:style style:name="T52" style:parent-style-name="Policepardéfaut" style:family="text">
      <style:text-properties style:font-name="Liberation Serif" fo:font-weight="bold" style:font-weight-asian="bold" fo:color="#000000" fo:font-size="12pt" style:font-size-asian="12pt" style:font-size-complex="12pt" fo:language="en" fo:country="GB"/>
    </style:style>
    <style:style style:name="T53" style:parent-style-name="Policepardéfaut" style:family="text">
      <style:text-properties style:font-name="Liberation Serif" fo:font-size="12pt" style:font-size-asian="12pt" style:font-size-complex="12pt" fo:language="en" fo:country="GB"/>
    </style:style>
    <style:style style:name="T54" style:parent-style-name="Policepardéfaut" style:family="text">
      <style:text-properties style:font-name="Liberation Serif" fo:color="#660033" fo:font-size="12pt" style:font-size-asian="12pt" style:font-size-complex="12pt" fo:language="en" fo:country="GB"/>
    </style:style>
    <style:style style:name="T55" style:parent-style-name="Policepardéfaut" style:family="text">
      <style:text-properties style:font-name="Liberation Serif" fo:font-size="12pt" style:font-size-asian="12pt" style:font-size-complex="12pt" fo:language="en" fo:country="GB"/>
    </style:style>
    <style:style style:name="P56" style:parent-style-name="PreformattedText" style:family="paragraph">
      <style:text-properties style:font-name="Liberation Serif" fo:font-size="12pt" style:font-size-asian="12pt" style:font-size-complex="12pt" fo:language="en" fo:country="GB"/>
    </style:style>
    <style:style style:name="T57" style:parent-style-name="Policepardéfaut" style:family="text">
      <style:text-properties style:font-name="Liberation Serif" fo:font-size="12pt" style:font-size-asian="12pt" style:font-size-complex="12pt"/>
    </style:style>
    <style:style style:name="T58" style:parent-style-name="Policepardéfaut" style:family="text">
      <style:text-properties style:font-name="Liberation Serif" fo:font-size="12pt" style:font-size-asian="12pt" style:font-size-complex="12pt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TableColumn62" style:family="table-column">
      <style:table-column-properties style:column-width="3.343in"/>
    </style:style>
    <style:style style:name="TableColumn63" style:family="table-column">
      <style:table-column-properties style:column-width="3.343in"/>
    </style:style>
    <style:style style:name="Table61" style:family="table">
      <style:table-properties style:width="6.6861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3" style:family="table-column">
      <style:table-column-properties style:column-width="3.343in"/>
    </style:style>
    <style:style style:name="TableColumn84" style:family="table-column">
      <style:table-column-properties style:column-width="3.343in"/>
    </style:style>
    <style:style style:name="Table82" style:family="table">
      <style:table-properties style:width="6.6861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7" style:family="table-column">
      <style:table-column-properties style:column-width="3.343in"/>
    </style:style>
    <style:style style:name="TableColumn108" style:family="table-column">
      <style:table-column-properties style:column-width="3.343in"/>
    </style:style>
    <style:style style:name="Table106" style:family="table">
      <style:table-properties style:width="6.6861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Introduction à l’Administration Système Linux</text:span></text:p>
      <text:p text:style-name="P3"/>
      <text:p text:style-name="P4">TP1 – Bash : rappels</text:p>
      <text:p text:style-name="P5"/>
      <text:p text:style-name="P6">Exercice 1 :</text:p>
      <text:p text:style-name="P7"/>
      <text:p text:style-name="P8">1. ~ correspond au répertoire /home</text:p>
      <text:p text:style-name="P9"/>
      <text:p text:style-name="Standard"><text:span text:style-name="T10">2.<text:s/></text:span><text:span text:style-name="T11">Chemin absolu /dossier/fichier :<text:s/></text:span>Le slash initial précise que l'on ne se réfère plus à l'emplacement courant<text:s/>mais que l'on remonte directement à la racine pour ensuite préciser le chemin complet.</text:p>
      <text:p text:style-name="Standard"/>
      <text:p text:style-name="Standard">4. mv old_name new_name ou mv fichier,txt ./dossier</text:p>
      <text:p text:style-name="Standard"/>
      <text:p text:style-name="Standard">Chemin relatif ./ ../ dossier/fichier</text:p>
      <text:p text:style-name="Standard"/>
      <text:p text:style-name="Standard">5. cd nous renvoie<text:s/>à<text:s/>la racine</text:p>
      <text:p text:style-name="Standard"/>
      <text:p text:style-name="Standard">6. cd – nous renvoie à notre dossier<text:s/>précédent</text:p>
      <text:p text:style-name="Standard"/>
      <text:p text:style-name="Standard">7. pwd</text:p>
      <text:p text:style-name="Standard"/>
      <text:p text:style-name="Standard">8. permission non accordée</text:p>
      <text:p text:style-name="Standard"/>
      <text:p text:style-name="Standard">9. les fichiers commençant par un point ne sont pas<text:s/>visibles<text:s/>avec la commande ls</text:p>
      <text:p text:style-name="Standard"/>
      <text:p text:style-name="Standard">10. ll = ls -alF</text:p>
      <text:p text:style-name="Standard"/>
      <text:p text:style-name="Standard">11. la taille<text:s/>des sous-dossiers<text:s/>du -d1 -h</text:p>
      <text:p text:style-name="Standard"/>
      <text:p text:style-name="Standard"/>
      <text:p text:style-name="P12">Exercice 2 :</text:p>
      <text:p text:style-name="P13"/>
      <text:p text:style-name="P14">1. whatis head : head (1) <text:s text:c="12"/>- output the first part of files 10 premières lignes</text:p>
      <text:p text:style-name="P15"/>
      <text:p text:style-name="P16">2. head –help</text:p>
      <text:p text:style-name="P17"/>
      <text:p text:style-name="P18">3. man help</text:p>
      <text:p text:style-name="P19"/>
      <text:p text:style-name="P20">4. /terme_a_trouver</text:p>
      <text:p text:style-name="P21"/>
      <text:p text:style-name="Standard">5. recherche par mots clés</text:p>
      <text:p text:style-name="Standard"/>
      <text:p text:style-name="Standard">6. man 5 passwd : aide sur le fichier de configuration passwd page 5 du manuel / <text:s/>man <text:s/>passwd : aide sur la commande qui modifie le mot de<text:s/>passe utilisateur</text:p>
      <text:p text:style-name="Standard"/>
      <text:p text:style-name="Standard"/>
      <text:p text:style-name="Standard"/>
      <text:list text:style-name="LFO1" text:continue-numbering="true">
        <text:list-item>
          <text:p text:style-name="P22">Programmes exécutables ou commandes de l'interpréteur de commandes (<text:a xlink:href="https://doc.ubuntu-fr.org/shell" office:target-frame-name="_top" xlink:show="replace">shell</text:a>) ;</text:p>
        </text:list-item>
        <text:list-item>
          <text:p text:style-name="P23">Appels système (Fonctions fournies par le noyau) ;</text:p>
        </text:list-item>
        <text:list-item>
          <text:p text:style-name="P24">Appels de bibliothèque (fonctions fournies par des<text:s/>bibliothèques) ;</text:p>
        </text:list-item>
        <text:list-item>
          <text:p text:style-name="P25">Fichiers spéciaux (situés généralement dans /dev) ;</text:p>
        </text:list-item>
      </text:list>
      <text:p text:style-name="P26"/>
      <text:list text:style-name="LFO1" text:continue-numbering="true">
        <text:list-item>
          <text:p text:style-name="P27">Formats des fichiers et conventions (Par exemple<text:s/><text:span text:style-name="SourceText">/etc/passwd</text:span>) ;</text:p>
        </text:list-item>
        <text:list-item>
          <text:p text:style-name="P28">Jeux ;</text:p>
        </text:list-item>
        <text:list-item>
          <text:p text:style-name="P29">Divers (y compris les macropaquets et les conventions). Par exemple, man(7), groff(7) ;</text:p>
        </text:list-item>
        <text:list-item>
          <text:p text:style-name="P30">Commandes de gestion du<text:s/>système (généralement réservées au<text:s/><text:a xlink:href="https://doc.ubuntu-fr.org/superutilisateur" office:target-frame-name="_top" xlink:show="replace">superutilisateur</text:a>) ;</text:p>
        </text:list-item>
        <text:list-item>
          <text:p text:style-name="P31">Interface du noyau Linux.</text:p>
        </text:list-item>
      </text:list>
      <text:p text:style-name="Standard"/>
      <text:p text:style-name="Standard">7. man 6 intro</text:p>
      <text:p text:style-name="Standard"/>
      <text:p text:style-name="Standard">8. man man affiche le manuel de la commande man</text:p>
      <text:p text:style-name="Standard"/>
      <text:p text:style-name="Standard"><text:span text:style-name="T32">9.<text:s/></text:span><text:span text:style-name="T33">find</text:span><text:span text:style-name="T34"><text:s/></text:span><text:span text:style-name="T35">&lt;</text:span><text:span text:style-name="T36">emplacement</text:span><text:span text:style-name="T37">&gt;</text:span><text:span text:style-name="T38"><text:s/></text:span><text:span text:style-name="T39">-name</text:span><text:span text:style-name="T40"><text:s/></text:span><text:span text:style-name="T41">"&lt;nom fichier&gt;"</text:span><text:span text:style-name="T42"><text:s/></text:span><text:span text:style-name="T43">-prin</text:span><text:span text:style-name="T44">t</text:span></text:p>
      <text:p text:style-name="P45"/>
      <text:p text:style-name="PreformattedText"><text:span text:style-name="T46">Ex :</text:span><text:span text:style-name="T47"><text:s/></text:span><text:span text:style-name="T48">find</text:span><text:span text:style-name="T49"><text:s/></text:span><text:span text:style-name="T50">/</text:span><text:span text:style-name="T51">usr</text:span><text:span text:style-name="T52">/</text:span><text:span text:style-name="T53">bin<text:s/></text:span><text:span text:style-name="T54">-size</text:span><text:span text:style-name="T55"><text:s/>+10M</text:span></text:p>
      <text:p text:style-name="P56"/>
      <text:p text:style-name="PreformattedText"><text:span text:style-name="T57">Locate : recherche dans la b</text:span><text:span text:style-name="T58">ase de données des fichiers indexés.</text:span></text:p>
      <text:p text:style-name="Standard"/>
      <text:p text:style-name="Standard">Exercice 3 :</text:p>
      <text:p text:style-name="Standard"/>
      <text:p text:style-name="Standard">1. cat -n nomdufichier.txt : affiche le numéro de ligne ou nl nomdufichier.txt </text:p>
      <text:p text:style-name="Standard"/>
      <text:p text:style-name="Standard">2. tac inverse le texte</text:p>
      <text:p text:style-name="Standard"/>
      <text:p text:style-name="Standard">3. wc : nombre de ligne et nombre d’octets et de mots</text:p>
      <text:p text:style-name="Standard"/>
      <text:p text:style-name="Standard">4. affiche les N premières lignes : head -nN<text:s/>fichier.txt</text:p>
      <text:p text:style-name="Standard"/>
      <text:p text:style-name="Standard">6. affiche les N dernières lignes : <text:s/>tail -nN fichier.txt</text:p>
      <text:p text:style-name="Standard"/>
      <text:p text:style-name="P59">7. cat -n big.txt | head -n20 <text:s/>| tail -n11</text:p>
      <text:p text:style-name="P60"/>
      <text:p text:style-name="Standard">8. <text:s/>| wc -w</text:p>
      <text:p text:style-name="Standard"/>
      <text:p text:style-name="Standard">9. grep ‘mot ‘ fichier.txt -n</text:p>
      <text:p text:style-name="Standard"/>
      <text:p text:style-name="Standard">10. grep -e '\.'$ big.txt : lignes se terminant par .</text:p>
      <text:p text:style-name="Standard">grep -e ‘^-’ big.txt : lignes commencant<text:s/>par 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soft-page-break/>
            <text:p text:style-name="Standard">wc</text:p>
          </table:table-cell>
          <table:table-cell table:style-name="TableCell66">
            <text:p text:style-name="Standard">compte le nombre de lignes, de mots et de caractères d’un flux de données (fichiers, résultat d’une commande, etc.)<text:s/></text:p>
            <text:p text:style-name="Standard"/>
          </table:table-cell>
        </table:table-row>
        <table:table-row table:style-name="TableRow67">
          <table:table-cell table:style-name="TableCell68">
            <text:p text:style-name="Standard">sort</text:p>
          </table:table-cell>
          <table:table-cell table:style-name="TableCell69">
            <text:p text:style-name="Standard">trie la sortie (par ordre alphabétique, inverse, aléatoire…)</text:p>
          </table:table-cell>
        </table:table-row>
        <table:table-row table:style-name="TableRow70">
          <table:table-cell table:style-name="TableCell71">
            <text:p text:style-name="Standard">uniq</text:p>
          </table:table-cell>
          <table:table-cell table:style-name="TableCell72">
            <text:p text:style-name="Standard">supprime les doublons de la sortie cut coupe chaque ligne de la sortie (selon un nombre de caractères, un séparateur…)</text:p>
            <text:p text:style-name="Standard"/>
          </table:table-cell>
        </table:table-row>
        <table:table-row table:style-name="TableRow73">
          <table:table-cell table:style-name="TableCell74">
            <text:p text:style-name="Standard">iconv</text:p>
          </table:table-cell>
          <table:table-cell table:style-name="TableCell75">
            <text:p text:style-name="Standard">change l’encodage d’un fichier<text:s/></text:p>
            <text:p text:style-name="Standard"/>
          </table:table-cell>
        </table:table-row>
        <table:table-row table:style-name="TableRow76">
          <table:table-cell table:style-name="TableCell77">
            <text:p text:style-name="Standard">grep</text:p>
          </table:table-cell>
          <table:table-cell table:style-name="TableCell78">
            <text:p text:style-name="Standard">recherche par expressions rationnelles (regex)<text:s/></text:p>
            <text:p text:style-name="Standard"/>
          </table:table-cell>
        </table:table-row>
        <table:table-row table:style-name="TableRow79">
          <table:table-cell table:style-name="TableCell80">
            <text:p text:style-name="Standard">awk</text:p>
          </table:table-cell>
          <table:table-cell table:style-name="TableCell81">
            <text:p text:style-name="Standard">commande de manipulation très puissante</text:p>
            <text:p text:style-name="Standard"/>
          </table:table-cell>
        </table:table-row>
      </table:table>
      <text:p text:style-name="Standard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Standard">c1 | c2</text:p>
          </table:table-cell>
          <table:table-cell table:style-name="TableCell87">
            <text:p text:style-name="Standard">relie la sortie de la première commande à l’entrée de la deuxième<text:s/></text:p>
            <text:p text:style-name="Standard"/>
          </table:table-cell>
        </table:table-row>
        <table:table-row table:style-name="TableRow88">
          <table:table-cell table:style-name="TableCell89">
            <text:p text:style-name="Standard">&gt;</text:p>
          </table:table-cell>
          <table:table-cell table:style-name="TableCell90">
            <text:p text:style-name="Standard">redirige la sortie (mais pas les erreurs) dans un fichier (qui est écrasé s’il existe déjà)</text:p>
          </table:table-cell>
        </table:table-row>
        <table:table-row table:style-name="TableRow91">
          <table:table-cell table:style-name="TableCell92">
            <text:p text:style-name="Standard">&gt;&gt;</text:p>
          </table:table-cell>
          <table:table-cell table:style-name="TableCell93">
            <text:p text:style-name="Standard">redirige la sortie (mais pas les erreurs) à la fin d’un fichier<text:s/></text:p>
            <text:p text:style-name="Standard"/>
          </table:table-cell>
        </table:table-row>
        <table:table-row table:style-name="TableRow94">
          <table:table-cell table:style-name="TableCell95">
            <text:p text:style-name="Standard">&lt;</text:p>
          </table:table-cell>
          <table:table-cell table:style-name="TableCell96">
            <text:p text:style-name="Standard">prend un fichier en entrée</text:p>
          </table:table-cell>
        </table:table-row>
        <table:table-row table:style-name="TableRow97">
          <table:table-cell table:style-name="TableCell98">
            <text:p text:style-name="Standard">&lt;&lt;</text:p>
          </table:table-cell>
          <table:table-cell table:style-name="TableCell99">
            <text:p text:style-name="Standard">prend en entrée le clavier au fur et à mesure<text:s/></text:p>
            <text:p text:style-name="Standard"/>
          </table:table-cell>
        </table:table-row>
        <table:table-row table:style-name="TableRow100">
          <table:table-cell table:style-name="TableCell101">
            <text:p text:style-name="Standard">2&gt;, 2&gt;&gt;</text:p>
          </table:table-cell>
          <table:table-cell table:style-name="TableCell102">
            <text:p text:style-name="Standard">redirige uniquement les erreurs dans un fichier<text:s/></text:p>
            <text:p text:style-name="Standard"/>
          </table:table-cell>
        </table:table-row>
        <table:table-row table:style-name="TableRow103">
          <table:table-cell table:style-name="TableCell104">
            <text:p text:style-name="Standard">2&gt;&amp;1</text:p>
          </table:table-cell>
          <table:table-cell table:style-name="TableCell105">
            <text:p text:style-name="Standard">envoie la sortie d’erreurs sur la sortie standard</text:p>
            <text:p text:style-name="Standard"/>
          </table:table-cell>
        </table:table-row>
      </table:table>
      <text:p text:style-name="Standard"/>
      <text:p text:style-name="Standard"><text:s/></text:p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Standard">commande &amp;</text:p>
          </table:table-cell>
          <table:table-cell table:style-name="TableCell111">
            <text:p text:style-name="Standard">passe la commande en arrière-plan<text:s/></text:p>
          </table:table-cell>
        </table:table-row>
        <table:table-row table:style-name="TableRow112">
          <table:table-cell table:style-name="TableCell113">
            <text:p text:style-name="Standard">ps aux</text:p>
          </table:table-cell>
          <table:table-cell table:style-name="TableCell114">
            <text:p text:style-name="Standard">affiche tous les processus en cours d’exécution<text:s/></text:p>
          </table:table-cell>
        </table:table-row>
        <table:table-row table:style-name="TableRow115">
          <table:table-cell table:style-name="TableCell116">
            <text:p text:style-name="Standard">CTRL+Z</text:p>
          </table:table-cell>
          <table:table-cell table:style-name="TableCell117">
            <text:p text:style-name="Standard">met en pause le processus courant</text:p>
          </table:table-cell>
        </table:table-row>
        <table:table-row table:style-name="TableRow118">
          <table:table-cell table:style-name="TableCell119">
            <text:p text:style-name="Standard">bg</text:p>
          </table:table-cell>
          <table:table-cell table:style-name="TableCell120">
            <text:p text:style-name="Standard">met le processus en pause en arrière-plan<text:s/></text:p>
            <text:p text:style-name="Standard"/>
          </table:table-cell>
        </table:table-row>
        <table:table-row table:style-name="TableRow121">
          <table:table-cell table:style-name="TableCell122">
            <text:p text:style-name="Standard">fg %k</text:p>
          </table:table-cell>
          <table:table-cell table:style-name="TableCell123">
            <text:p text:style-name="Standard">met le processus n°k au premier plan</text:p>
          </table:table-cell>
        </table:table-row>
        <table:table-row table:style-name="TableRow124">
          <table:table-cell table:style-name="TableCell125">
            <text:p text:style-name="Standard">htop</text:p>
          </table:table-cell>
          <table:table-cell table:style-name="TableCell126">
            <text:p text:style-name="Standard">utilitaire interactif de visualisation des processus<text:s/></text:p>
          </table:table-cell>
        </table:table-row>
        <table:table-row table:style-name="TableRow127">
          <table:table-cell table:style-name="TableCell128">
            <text:p text:style-name="Standard">free</text:p>
          </table:table-cell>
          <table:table-cell table:style-name="TableCell129">
            <text:p text:style-name="Standard">état de la mémoire</text:p>
          </table:table-cell>
        </table:table-row>
        <table:table-row table:style-name="TableRow130">
          <table:table-cell table:style-name="TableCell131">
            <text:p text:style-name="Standard">kill -9 k</text:p>
          </table:table-cell>
          <table:table-cell table:style-name="TableCell132">
            <text:p text:style-name="Standard">tue (violemment) le processus n°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is PINCEMIN</dc:creator>
    <meta:creation-date>2022-01-31T09:20:00Z</meta:creation-date>
    <dc:date>2022-03-23T16:59:00Z</dc:date>
    <meta:template xlink:href="Normal.dotm" xlink:type="simple"/>
    <meta:editing-cycles>27</meta:editing-cycles>
    <meta:editing-duration>PT7560S</meta:editing-duration>
    <meta:document-statistic meta:page-count="3" meta:paragraph-count="7" meta:word-count="555" meta:character-count="3606" meta:row-count="25" meta:non-whitespace-character-count="3058"/>
  </office:meta>
</office:document-meta>
</file>